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4993in" fo:margin-left="0in" fo:margin-top="0in" fo:margin-bottom="0in" fo:break-before="auto" fo:break-after="auto" table:align="left"/>
    </style:style>
    <style:style style:name="Table1.A" style:family="table-column">
      <style:table-column-properties style:column-width="1.634in"/>
    </style:style>
    <style:style style:name="Table1.B" style:family="table-column">
      <style:table-column-properties style:column-width="0.5576in"/>
    </style:style>
    <style:style style:name="Table1.C" style:family="table-column">
      <style:table-column-properties style:column-width="0.4326in"/>
    </style:style>
    <style:style style:name="Table1.D" style:family="table-column">
      <style:table-column-properties style:column-width="0.4319in"/>
    </style:style>
    <style:style style:name="Table1.E" style:family="table-column">
      <style:table-column-properties style:column-width="0.3486in"/>
    </style:style>
    <style:style style:name="Table1.F" style:family="table-column">
      <style:table-column-properties style:column-width="0.3319in"/>
    </style:style>
    <style:style style:name="Table1.G" style:family="table-column">
      <style:table-column-properties style:column-width="0.6215in"/>
    </style:style>
    <style:style style:name="Table1.H" style:family="table-column">
      <style:table-column-properties style:column-width="0.2799in"/>
    </style:style>
    <style:style style:name="Table1.I" style:family="table-column">
      <style:table-column-properties style:column-width="1.0153in"/>
    </style:style>
    <style:style style:name="Table1.J" style:family="table-column">
      <style:table-column-properties style:column-width="0.8451in"/>
    </style:style>
    <style:style style:name="Table1.1" style:family="table-row">
      <style:table-row-properties fo:keep-together="auto"/>
    </style:style>
    <style:style style:name="Table1.A1" style:family="table-cell">
      <style:table-cell-properties style:vertical-align="" fo:padding="0.0694in" fo:border="0.75pt solid #888888"/>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0.434in"/>
    </style:style>
    <style:style style:name="Table2.B" style:family="table-column">
      <style:table-column-properties style:column-width="0.3757in"/>
    </style:style>
    <style:style style:name="Table2.C" style:family="table-column">
      <style:table-column-properties style:column-width="1.2993in"/>
    </style:style>
    <style:style style:name="Table2.D" style:family="table-column">
      <style:table-column-properties style:column-width="4.3903in"/>
    </style:style>
    <style:style style:name="Table2.1" style:family="table-row">
      <style:table-row-properties fo:keep-together="auto"/>
    </style:style>
    <style:style style:name="Table2.A1" style:family="table-cell">
      <style:table-cell-properties style:vertical-align="" fo:padding="0.0694in" fo:border="0.75pt solid #888888"/>
    </style:style>
    <style:style style:name="P1" style:family="paragraph" style:parent-style-name="Standard">
      <style:paragraph-properties fo:break-before="auto" fo:break-after="auto" fo:padding="0in" fo:border="none"/>
    </style:style>
    <style:style style:name="P2" style:family="paragraph" style:parent-style-name="Standard">
      <style:paragraph-properties fo:margin-top="0.0555in" fo:margin-bottom="0.0555in" loext:contextual-spacing="false" fo:line-height="100%" fo:break-before="auto" fo:break-after="auto" fo:padding="0in" fo:border="none"/>
    </style:style>
    <style:style style:name="P3" style:family="paragraph" style:parent-style-name="Standard">
      <style:paragraph-properties fo:margin-top="0.0555in" fo:margin-bottom="0.0555in" loext:contextual-spacing="false" fo:line-height="100%" fo:padding="0in" fo:border="none"/>
    </style:style>
    <style:style style:name="P4" style:family="paragraph" style:parent-style-name="Standard">
      <style:paragraph-properties fo:margin-top="0.0555in" fo:margin-bottom="0.0555in" loext:contextual-spacing="false" fo:line-height="100%" fo:text-align="center" style:justify-single-word="false" fo:padding="0in" fo:border="none"/>
    </style:style>
    <style:style style:name="P5" style:family="paragraph" style:parent-style-name="Standard" style:master-page-name="Standard">
      <style:paragraph-properties fo:text-align="center" style:justify-single-word="false" style:page-number="1" fo:break-before="auto" fo:break-after="auto" fo:padding="0in" fo:border="none"/>
    </style:style>
    <style:style style:name="T1"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2" style:family="text">
      <style:text-properties fo:font-size="18pt" style:font-size-asian="18pt" style:font-size-complex="18pt"/>
    </style:style>
    <style:style style:name="T3" style:family="text">
      <style:text-properties fo:color="#1155cc" style:text-underline-style="solid" style:text-underline-width="auto" style:text-underline-color="font-color"/>
    </style:style>
    <style:style style:name="T4" style:family="text">
      <style:text-properties fo:color="#1155cc" style:text-underline-style="solid" style:text-underline-width="auto" style:text-underline-color="font-color" fo:background-color="#ffffff"/>
    </style:style>
    <style:style style:name="T5" style:family="text">
      <style:text-properties fo:color="#1155cc" fo:font-size="10.5pt" style:text-underline-style="solid" style:text-underline-width="auto" style:text-underline-color="font-color" style:font-size-asian="10.5pt" style:font-size-complex="10.5pt" fo:background-color="#ffffff"/>
    </style:style>
    <style:style style:name="T6" style:family="text">
      <style:text-properties fo:font-size="10.5pt" style:font-size-asian="10.5pt" style:font-size-complex="10.5pt" fo:background-color="#ffffff"/>
    </style:style>
    <style:style style:name="T7" style:family="text">
      <style:text-properties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Forger’s List of Amazing Bard Options!</text:span></text:p>
      <text:p text:style-name="P1"/>
      <text:p text:style-name="P1">Check out <text:a xlink:type="simple" xlink:href="https://docs.google.com/document/d/14ZnRNJIah69vSfMpdDNab_4O0M8HS2xjngz5UDS8b40/edit?usp=sharing" text:style-name="ListLabel_20_1" text:visited-style-name="ListLabel_20_1"><text:span text:style-name="T3">Forger’s Database</text:span></text:a> for more lists, guides, and helpful info</text:p>
      <text:p text:style-name="P1"/>
      <text:p text:style-name="P1">The following list is intended to catalogue suggestions, items, feats, and traits that directly benefit the Bard. <text:s/>Overlap with Skald is accidental. <text:s/>Racial Options not yet added.</text:p>
      <text:p text:style-name="P1"/>
      <text:p text:style-name="P1">Please understand this is NOT a proper guide to bards. <text:s/>This is a quick and dirty resource sheet for finding almost everything that specifically works AMAZING with bards or is just specifically designed for them. <text:s/>Only a small amount of recommendations are included.</text:p>
      <text:p text:style-name="P1"/>
      <text:p text:style-name="P1">Summaries of feats/traits/items/spells are included to give you a quick idea of what will interest you. <text:s/>Please read the actual descriptions (everything is hyperlinked) in order to maintain full understanding of options.</text:p>
      <text:p text:style-name="P1"/>
      <text:p text:style-name="P1"/>
      <text:p text:style-name="P1">Combination of everything means at level 13+ the bard provides +8 on saves vs fear/charm (or better for himself with courageous) and a +9 on atk/dmg (better on himself with courageous), in addition to all other available benefits while using Inspire courage and Flagbearer together. <text:s/>Bards are way more broken than people realize.</text:p>
      <text:p text:style-name="P1"/>
      <text:p text:style-name="P1">Consider a level of Swashbuckler. <text:s/>Their weapon finesse ability won’t work with the elven branched spear, but panache and deeds offer a number of awesome benefits for a one level dip.</text:p>
      <text:p text:style-name="P1">Inspired Swash (which focuses on the rapier) is an excellent option if you don’t want to devote yourself to being a pure buff based bard, as it provides weapon finesse and weapon focus with the Rapier at level 1, adds int as well as cha to panache pool total, and otherwise is still just swashbuckler. <text:s/>Grants fantastic defensive options and a small pool of self skill buffs.</text:p>
      <text:p text:style-name="P1"/>
      <text:p text:style-name="P1">Another option is a three level dip in unchained rogue. <text:s/>It offers both free weapon finesse and adding dexterity to damage in place of strength, both of which are things the Swashbuckler does not offer. <text:s/>The rogue talent and sneak attack damage will also be useful.</text:p>
      <text:p text:style-name="P1"/>
      <text:p text:style-name="P1"/>
      <text:p text:style-name="P1"><text:span text:style-name="T2">Basic buff bard options</text:span> - the following four items/enchants/feats work in conjunction with base bard’s abilities to grant a plethora of amazing buffing option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ext:soft-page-break/>
        <table:table-row table:style-name="Table1.1">
          <table:table-cell table:style-name="Table1.A1" office:value-type="string">
            <text:p text:style-name="P3"><text:a xlink:type="simple" xlink:href="http://www.d20pfsrd.com/equipment---final/weapons/weapon-descriptions/spear-elven-branched" text:style-name="ListLabel_20_2" text:visited-style-name="ListLabel_20_2"><text:span text:style-name="T5">Elven branched spear</text:span></text:a></text:p>
          </table:table-cell>
          <table:table-cell table:style-name="Table1.A1" office:value-type="string">
            <text:p text:style-name="P4"><text:span text:style-name="T6">20 gp</text:span></text:p>
          </table:table-cell>
          <table:table-cell table:style-name="Table1.A1" office:value-type="string">
            <text:p text:style-name="P4"><text:span text:style-name="T6">1d6</text:span></text:p>
          </table:table-cell>
          <table:table-cell table:style-name="Table1.A1" office:value-type="string">
            <text:p text:style-name="P4"><text:span text:style-name="T6">1d8</text:span></text:p>
          </table:table-cell>
          <table:table-cell table:style-name="Table1.A1" office:value-type="string">
            <text:p text:style-name="P4"><text:span text:style-name="T6">×3</text:span></text:p>
          </table:table-cell>
          <table:table-cell table:style-name="Table1.A1" office:value-type="string">
            <text:p text:style-name="P4"><text:span text:style-name="T6">—</text:span></text:p>
          </table:table-cell>
          <table:table-cell table:style-name="Table1.A1" office:value-type="string">
            <text:p text:style-name="P4"><text:span text:style-name="T6">10 lbs.</text:span></text:p>
          </table:table-cell>
          <table:table-cell table:style-name="Table1.A1" office:value-type="string">
            <text:p text:style-name="P4"><text:span text:style-name="T6">P</text:span></text:p>
          </table:table-cell>
          <table:table-cell table:style-name="Table1.A1" office:value-type="string">
            <text:p text:style-name="P4"><text:a xlink:type="simple" xlink:href="http://www.d20pfsrd.com/equipment---final/weapons#wpn-quality-brace" text:style-name="ListLabel_20_2" text:visited-style-name="ListLabel_20_2"><text:span text:style-name="T5">brace</text:span></text:a><text:span text:style-name="T6">, </text:span><text:a xlink:type="simple" xlink:href="http://www.d20pfsrd.com/equipment---final/weapons#wpn-quality-reach" text:style-name="ListLabel_20_2" text:visited-style-name="ListLabel_20_2"><text:span text:style-name="T5">reach</text:span></text:a></text:p>
          </table:table-cell>
          <table:table-cell table:style-name="Table1.A1" office:value-type="string">
            <text:p text:style-name="P4"><text:a xlink:type="simple" xlink:href="http://www.amazon.com/gp/product/1601257325/ref=as_li_qf_sp_asin_il_tl?ie=UTF8&amp;camp=1789&amp;creative=9325&amp;creativeASIN=1601257325&amp;linkCode=as2&amp;tag=httpwwwd20pfs-20&amp;linkId=RTYNEYJM7WKLVCFB" text:style-name="ListLabel_20_2" text:visited-style-name="ListLabel_20_2"><text:span text:style-name="T5">PPC:MTT</text:span></text:a></text:p>
          </table:table-cell>
        </table:table-row>
      </table:table>
      <text:p text:style-name="P1"/>
      <text:p text:style-name="P1"/>
      <text:p text:style-name="P1"><text:a xlink:type="simple" xlink:href="http://www.d20pfsrd.com/magic-items/magic-weapons/magic-weapon-special-abilities/courageous" text:style-name="ListLabel_20_1" text:visited-style-name="ListLabel_20_1"><text:span text:style-name="T3">Courageous</text:span></text:a> weapon quality - bonuses against fear, improves any morale bonus by half the weapon’s enhancement bonus.</text:p>
      <text:p text:style-name="P1"/>
      <text:p text:style-name="P1"><text:a xlink:type="simple" xlink:href="http://www.d20pfsrd.com/feats/combat-feats/flagbearer-local" text:style-name="ListLabel_20_1" text:visited-style-name="ListLabel_20_1"><text:span text:style-name="T3">Flag Bearer</text:span></text:a>- +1 atk/dmg and +1 saves vs charm/fear while holding flag.</text:p>
      <text:p text:style-name="P1"/>
      <text:p text:style-name="P1"><text:a xlink:type="simple" xlink:href="http://www.d20pfsrd.com/magic-items/wondrous-items/wondrous-items/a-b/banner-of-the-ancient-kings" text:style-name="ListLabel_20_1" text:visited-style-name="ListLabel_20_1"><text:span text:style-name="T3">Banner of the Ancient Kings</text:span></text:a> - +4 effective levels for inspire courage, doubles bonus provided by Flagbearer Feat, grants rerolls vs mind affecting and +2 bonus, +4 init bonus</text:p>
      <text:p text:style-name="P1"/>
      <text:p text:style-name="P1"><text:a xlink:type="simple" xlink:href="http://www.d20pfsrd.com/magic-items/wondrous-items/wondrous-items/c-d/dervish-sikke" text:style-name="ListLabel_20_1" text:visited-style-name="ListLabel_20_1"><text:span text:style-name="T3">Dervish Sikke</text:span></text:a> - Improve Bardic knowledge by +5 level, improve Inspire Courage/Competence by +1 (not level dependent)</text:p>
      <text:p text:style-name="P1"/>
      <text:p text:style-name="P1"><text:span text:style-name="T2">Feats</text:span> - the first two feats are optional improvements above and beyond what is offered by the basic buff bard options listed above.</text:p>
      <text:p text:style-name="P1"/>
      <text:p text:style-name="P1"><text:a xlink:type="simple" xlink:href="http://www.archivesofnethys.com/FeatDisplay.aspx?ItemName=Master%20Performer" text:style-name="ListLabel_20_1" text:visited-style-name="ListLabel_20_1"><text:span text:style-name="T3">Master Performer</text:span></text:a> - Increase the bonus granted by bardic performance to allies by +1 (including effects like Inspire Heroics or Inspire Greatness)</text:p>
      <text:p text:style-name="P1"/>
      <text:p text:style-name="P1"><text:a xlink:type="simple" xlink:href="http://www.archivesofnethys.com/FeatDisplay.aspx?ItemName=Grand%20Master%20Performer" text:style-name="ListLabel_20_1" text:visited-style-name="ListLabel_20_1"><text:span text:style-name="T3">Grand Master Performer</text:span></text:a> - Further +1 increase to any bonus granted to allies by Bardic performance. <text:s/>Yes, it stacks with Master Performer.</text:p>
      <text:p text:style-name="P1"/>
      <text:p text:style-name="P1"><text:a xlink:type="simple" xlink:href="http://www.d20pfsrd.com/feats/general-feats/lingering-performance" text:style-name="ListLabel_20_1" text:visited-style-name="ListLabel_20_1"><text:span text:style-name="T3">Lingering performance</text:span></text:a> - Performance effects last 2 rounds after bard stops performing</text:p>
      <text:p text:style-name="P1"/>
      <text:p text:style-name="P2"><text:a xlink:type="simple" xlink:href="http://www.d20pfsrd.com/feats/general-feats/basic-harmony-teamwork" text:style-name="ListLabel_20_3" text:visited-style-name="ListLabel_20_3"><text:span text:style-name="T4">Basic Harmony</text:span></text:a> - better aid another checks if you both have this teamwork feat, -5 penalty for failure.</text:p>
      <text:p text:style-name="P2"><text:a xlink:type="simple" xlink:href="http://www.d20pfsrd.com/feats/general-feats/compelling-harmonies-teamwork" text:style-name="ListLabel_20_3" text:visited-style-name="ListLabel_20_3"><text:span text:style-name="T4">Compelling Harmonies</text:span></text:a> - expend your own bardic performance to boost save dc of ally with this feat’s performance by +2.</text:p>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3"><text:a xlink:type="simple" xlink:href="http://www.d20pfsrd.com/feats/general-feats/counterpoint-to-inspiration-teamwork" text:style-name="ListLabel_20_3" text:visited-style-name="ListLabel_20_3"><text:span text:style-name="T4">Counterpoint to Inspiration</text:span></text:a></text:p>
          </table:table-cell>
          <table:table-cell table:style-name="Table2.A1" office:value-type="string">
            <text:p text:style-name="P4"><text:span text:style-name="T7">General, Teamwork</text:span></text:p>
          </table:table-cell>
          <table:table-cell table:style-name="Table2.A1" office:value-type="string">
            <text:p text:style-name="P4"><text:a xlink:type="simple" xlink:href="http://www.d20pfsrd.com/feats/general-feats/basic-harmony-teamwork" text:style-name="ListLabel_20_3" text:visited-style-name="ListLabel_20_3"><text:span text:style-name="T4">Basic Harmony</text:span></text:a><text:span text:style-name="T7">, </text:span><text:a xlink:type="simple" xlink:href="http://www.d20pfsrd.com/feats/general-feats/compelling-harmonies-teamwork" text:style-name="ListLabel_20_3" text:visited-style-name="ListLabel_20_3"><text:span text:style-name="T4">Compelling Harmonies</text:span></text:a><text:span text:style-name="T7">,</text:span><text:a xlink:type="simple" xlink:href="http://www.d20pfsrd.com/skills/perform" text:style-name="ListLabel_20_3" text:visited-style-name="ListLabel_20_3"><text:span text:style-name="T4">Perform</text:span></text:a><text:span text:style-name="T7"> (keyboard, percussion, sing, string, or wind) 10 ranks, </text:span><text:a xlink:type="simple" xlink:href="http://www.d20pfsrd.com/classes/core-classes/bard#TOC-Bardic-Performance" text:style-name="ListLabel_20_3" text:visited-style-name="ListLabel_20_3"><text:span text:style-name="T4">bardic performance</text:span></text:a><text:span text:style-name="T7"> or raging song</text:span></text:p>
          </table:table-cell>
          <table:table-cell table:style-name="Table2.A1" office:value-type="string">
            <text:p text:style-name="P4"><text:span text:style-name="T7">When an ally with this feat is within 60 feet and uses a </text:span><text:a xlink:type="simple" xlink:href="http://www.d20pfsrd.com/classes/core-classes/bard#TOC-Bardic-Performance" text:style-name="ListLabel_20_3" text:visited-style-name="ListLabel_20_3"><text:span text:style-name="T4">bardic performance</text:span></text:a><text:span text:style-name="T7"> or raging song that grants allies a </text:span><text:a xlink:type="simple" xlink:href="http://www.d20pfsrd.com/basics-ability-scores/glossary#TOC-Morale-Bonus" text:style-name="ListLabel_20_3" text:visited-style-name="ListLabel_20_3"><text:span text:style-name="T4">morale bonus</text:span></text:a><text:span text:style-name="T7">or </text:span><text:a xlink:type="simple" xlink:href="http://www.d20pfsrd.com/basics-ability-scores/glossary#TOC-Competence-Bonus" text:style-name="ListLabel_20_3" text:visited-style-name="ListLabel_20_3"><text:span text:style-name="T4">competence bonus</text:span></text:a><text:span text:style-name="T7">, you may perform the same </text:span><text:a xlink:type="simple" xlink:href="http://www.d20pfsrd.com/classes/core-classes/bard#TOC-Bardic-Performance" text:style-name="ListLabel_20_3" text:visited-style-name="ListLabel_20_3"><text:span text:style-name="T4">bardic performance</text:span></text:a><text:span text:style-name="T7"> or </text:span><text:a xlink:type="simple" xlink:href="http://www.d20pfsrd.com/classes/core-classes/barbarian#TOC-Rage-Ex-" text:style-name="ListLabel_20_3" text:visited-style-name="ListLabel_20_3"><text:span text:style-name="T4">raging</text:span></text:a><text:span text:style-name="T7"> song to increase those bonuses by +1. This increase only lasts as long as you and your ally each maintain the same performance, and cannot be </text:span><text:a xlink:type="simple" xlink:href="http://www.d20pfsrd.com/feats/metamagic-feats/extend-spell-metamagic---final" text:style-name="ListLabel_20_3" text:visited-style-name="ListLabel_20_3"><text:span text:style-name="T4">extended</text:span></text:a><text:span text:style-name="T7"> with effects like </text:span><text:a xlink:type="simple" xlink:href="http://www.d20pfsrd.com/feats/general-feats/lingering-performance" text:style-name="ListLabel_20_3" text:visited-style-name="ListLabel_20_3"><text:span text:style-name="T4">Lingering Performance</text:span></text:a><text:span text:style-name="T7">. Additional </text:span><text:a xlink:type="simple" xlink:href="http://www.d20pfsrd.com/classes/core-classes/bard" text:style-name="ListLabel_20_3" text:visited-style-name="ListLabel_20_3"><text:span text:style-name="T4">bards</text:span></text:a><text:span text:style-name="T7"> with this feat beyond the second don't increase the bonuses further.</text:span></text:p>
          </table:table-cell>
        </table:table-row>
      </table:table>
      <text:p text:style-name="P1"/>
      <text:p text:style-name="P1"><text:a xlink:type="simple" xlink:href="http://www.d20pfsrd.com/feats/general-feats/extra-performance---final" text:style-name="ListLabel_20_1" text:visited-style-name="ListLabel_20_1"><text:span text:style-name="T3">Extra performance</text:span></text:a> +6 rounds of performance.</text:p>
      <text:p text:style-name="P1"/>
      <text:p text:style-name="P1"><text:a xlink:type="simple" xlink:href="http://www.d20pfsrd.com/feats/general-feats/fire-music" text:style-name="ListLabel_20_1" text:visited-style-name="ListLabel_20_1"><text:span text:style-name="T3">Fire Music</text:span></text:a> - Spells deal fire damage</text:p>
      <text:p text:style-name="P1"/>
      <text:p text:style-name="P1"><text:a xlink:type="simple" xlink:href="http://www.d20pfsrd.com/feats/general-feats/spellsong" text:style-name="ListLabel_20_1" text:visited-style-name="ListLabel_20_1"><text:span text:style-name="T3">Spellsong</text:span></text:a> - conceal spellcasting with music</text:p>
      <text:p text:style-name="P1"/>
      <text:p text:style-name="P1"><text:a xlink:type="simple" xlink:href="http://www.d20pfsrd.com/feats/general-feats/discordant-voice" text:style-name="ListLabel_20_1" text:visited-style-name="ListLabel_20_1"><text:span text:style-name="T3">Discordant Voice</text:span></text:a> - allies in 30ft of you during a performance deal an extra 1d6 sonic damage with weapon attacks (if they hit)</text:p>
      <text:p text:style-name="P1"/>
      <text:p text:style-name="P1"><text:a xlink:type="simple" xlink:href="http://www.d20pfsrd.com/feats/general-feats/harmonic-sage" text:style-name="ListLabel_20_1" text:visited-style-name="ListLabel_20_1"><text:span text:style-name="T3">Harmonic Sage</text:span></text:a> - <text:s/>with dc15 knowledge engineering while inside artificial structure, gain choice of two benefits for performance, +1 DC or performances lingers for a round after you stop maintaining it.</text:p>
      <text:p text:style-name="P1"/>
      <text:p text:style-name="P1"><text:a xlink:type="simple" xlink:href="http://www.d20pfsrd.com/feats/general-feats/intimidating-performance" text:style-name="ListLabel_20_1" text:visited-style-name="ListLabel_20_1"><text:span text:style-name="T3">Intimidating Performance</text:span></text:a> - use intimidate or dazzling display (if you have it) as part of the move or swift action to start a bardic performance, use perform check in place of intimidate. Only used to demoralize.</text:p>
      <text:p text:style-name="P1"/>
      <text:p text:style-name="P1"><text:a xlink:type="simple" xlink:href="http://www.d20pfsrd.com/feats/general-feats/prodigy" text:style-name="ListLabel_20_1" text:visited-style-name="ListLabel_20_1"><text:span text:style-name="T3">Prodigy</text:span></text:a> - +2 (+4 at ten ranks) to your choice of any combination of 2 craft and/or perform skills</text:p>
      <text:p text:style-name="P1"/>
      <text:p text:style-name="P1"><text:a xlink:type="simple" xlink:href="http://dnd.arkalseif.info/feats/complete-adventurer--54/obscure-lore--2075/index.html" text:style-name="ListLabel_20_1" text:visited-style-name="ListLabel_20_1"><text:span text:style-name="T3">Obscure Lore</text:span></text:a> - grants +4 to bardic knowledge checks, is a 3.5 feat, use with caution and clear with DM beforehand</text:p>
      <text:p text:style-name="P1"/>
      <text:p text:style-name="P1"><text:a xlink:type="simple" xlink:href="http://www.d20pfsrd.com/feats/general-feats/breadth-of-experience" text:style-name="ListLabel_20_1" text:visited-style-name="ListLabel_20_1"><text:span text:style-name="T3">Breadth of Experience</text:span></text:a> - Dwarf, elf, gnome only, 100+ years, +2 knowledge and profession checks</text:p>
      <text:p text:style-name="P1"/>
      <text:p text:style-name="P1">Fey Performance - When performing in nature, get better performances</text:p>
      <text:p text:style-name="P1"><text:soft-page-break/></text:p>
      <text:p text:style-name="P1">Trait - <text:a xlink:type="simple" xlink:href="http://www.d20pfsrd.com/traits/race-traits/historian-human" text:style-name="ListLabel_20_1" text:visited-style-name="ListLabel_20_1"><text:span text:style-name="T3">Historian</text:span></text:a> - Gain a +1 trait bonus on bardic knowledge checks and knowledge history is a class skill</text:p>
      <text:p text:style-name="P1"/>
      <text:p text:style-name="P1">Trait - <text:a xlink:type="simple" xlink:href="http://www.d20pfsrd.com/traits/social-traits/maestro-of-society" text:style-name="ListLabel_20_1" text:visited-style-name="ListLabel_20_1"><text:span text:style-name="T3">Maestro of the society</text:span></text:a> (Bard,Society) +3 rounds performance per day,</text:p>
      <text:p text:style-name="P1"/>
      <text:p text:style-name="P1">Trait -<text:a xlink:type="simple" xlink:href="http://www.d20pfsrd.com/traits/campaign-traits/second-darkness/optimistic-gambler" text:style-name="ListLabel_20_1" text:visited-style-name="ListLabel_20_1"><text:span text:style-name="T3">Optimistic Gambler</text:span></text:a> (Campaign, Second Darkness) Effects that grant you morale bonuses last extra 1d4 rounds.</text:p>
      <text:p text:style-name="P1"/>
      <text:p text:style-name="P1">Trait -<text:a xlink:type="simple" xlink:href="http://www.d20pfsrd.com/traits/regional-traits/community-minded" text:style-name="ListLabel_20_1" text:visited-style-name="ListLabel_20_1"><text:span text:style-name="T3">Community Minded</text:span></text:a> (regional) - Morale bonus effects you grant via spells/abilities last extra 2 rounds</text:p>
      <text:p text:style-name="P1"/>
      <text:p text:style-name="P1">Trait -<text:a xlink:type="simple" xlink:href="http://www.d20pfsrd.com/traits/faith-traits/fate-s-favored" text:style-name="ListLabel_20_1" text:visited-style-name="ListLabel_20_1"><text:span text:style-name="T3">Fate’s Favored</text:span></text:a> - increase any luck bonus by 1.</text:p>
      <text:p text:style-name="P1"/>
      <text:p text:style-name="P1"/>
      <text:p text:style-name="P1"><text:span text:style-name="T2">Items</text:span></text:p>
      <text:p text:style-name="P1"/>
      <text:p text:style-name="P1"><text:a xlink:type="simple" xlink:href="http://www.d20pfsrd.com/magic-items/wondrous-items/wondrous-items/r-z/robe-of-the-resplendent-thespian" text:style-name="ListLabel_20_1" text:visited-style-name="ListLabel_20_1"><text:span text:style-name="T3">Robes of the Resplendent Thespian</text:span></text:a> - disguise armor as normal clothing, Bards get SR 18, +4 resist to saves, +2 CL to overcome spell resistance</text:p>
      <text:p text:style-name="P1"/>
      <text:p text:style-name="P1"><text:a xlink:type="simple" xlink:href="http://www.d20pfsrd.com/magic-items/artifacts/minor-artifacts/perfect-golden-lute" text:style-name="ListLabel_20_1" text:visited-style-name="ListLabel_20_1"><text:span text:style-name="T3">Perfect Golden Lute</text:span></text:a> - +10 perform string checks with this instrument, non bard can use countersong, fascinate, or distraction as 1st level bard for rounds = charisma mod. <text:s/>Bard gets +2 DC all bardic performances, +6 rounds of perform a day.</text:p>
      <text:p text:style-name="P1"/>
      <text:p text:style-name="P1"><text:a xlink:type="simple" xlink:href="http://www.d20pfsrd.com/magic-items/wondrous-items/wondrous-items/h-l/lyre-of-building" text:style-name="ListLabel_20_1" text:visited-style-name="ListLabel_20_1"><text:span text:style-name="T3">Lyre of Building</text:span></text:a> - once/day negate all attacks (including spell effects like disintegrate) against inanimate construction for 30 minutes. <text:s/>Once/week can grant super construction. <text:s/>Causes 30 minutes of work by one person to equal 3 days of work by 100 people. <text:s/>Must make dc 18 perform (string) check every hour to continue providing benefit, once performance is stopped or check fails, must wait a week to use the lyre again for this purpose.</text:p>
      <text:p text:style-name="P1"/>
      <text:p text:style-name="P1"><text:a xlink:type="simple" xlink:href="http://www.d20pfsrd.com/magic-items/wondrous-items/wondrous-items/a-b/bracers-of-the-glib-entertainer" text:style-name="ListLabel_20_1" text:visited-style-name="ListLabel_20_1"><text:span text:style-name="T3">Bracers of the Glib Entertainer</text:span></text:a> +5 perform checks, glibness 1/day</text:p>
      <text:p text:style-name="P1"><text:soft-page-break/></text:p>
      <text:p text:style-name="P1"><text:a xlink:type="simple" xlink:href="http://www.d20pfsrd.com/magic-items/staves/staff-of-accompaniment" text:style-name="ListLabel_20_1" text:visited-style-name="ListLabel_20_1"><text:span text:style-name="T3">Staff of Accompaniment</text:span></text:a> - +2 perform checks while performing bardic performance</text:p>
      <text:p text:style-name="P1"/>
      <text:p text:style-name="P1"><text:a xlink:type="simple" xlink:href="http://www.d20pfsrd.com/magic-items/wondrous-items/wondrous-items/h-l/helm-of-telepathy" text:style-name="ListLabel_20_1" text:visited-style-name="ListLabel_20_1"><text:span text:style-name="T3">Helm of Telepathy</text:span></text:a> - detect thoughts at will, send messages, send suggestion 1/day</text:p>
      <text:p text:style-name="P1"/>
      <text:p text:style-name="P1"><text:a xlink:type="simple" xlink:href="http://www.d20pfsrd.com/magic-items/wondrous-items/wondrous-items/m-p/paint-tribal-war-paint" text:style-name="ListLabel_20_1" text:visited-style-name="ListLabel_20_1"><text:span text:style-name="T3">Tribal Warpaint</text:span></text:a> - Green Paint improves morale bonus of inspire courage by +1</text:p>
      <text:p text:style-name="P1"/>
      <text:p text:style-name="P1"><text:a xlink:type="simple" xlink:href="http://www.d20pfsrd.com/magic-items/wondrous-items/wondrous-items/c-d/cloak-poet-s" text:style-name="ListLabel_20_1" text:visited-style-name="ListLabel_20_1"><text:span text:style-name="T3">Poet’s Cloak</text:span></text:a> - Raging song as 4th level skald!</text:p>
      <text:p text:style-name="P1"/>
      <text:p text:style-name="P1"><text:a xlink:type="simple" xlink:href="http://www.d20pfsrd.com/magic-items/wondrous-items/wondrous-items/c-d/dervish-sikke" text:style-name="ListLabel_20_1" text:visited-style-name="ListLabel_20_1"><text:span text:style-name="T3">Dervish Sikke</text:span></text:a> - Improve Bardic knowledge by +5 level, improve Inspire Courage/Competence by +1 (not level dependent)</text:p>
      <text:p text:style-name="P1"/>
      <text:p text:style-name="P1"><text:a xlink:type="simple" xlink:href="http://www.d20pfsrd.com/magic-items/wondrous-items/wondrous-items/h-l/harp-doomharp" text:style-name="ListLabel_20_1" text:visited-style-name="ListLabel_20_1"><text:span text:style-name="T3">Doomharp</text:span></text:a> - use Dirge of Doom at lower level or at correct level increase range to 60ft</text:p>
      <text:p text:style-name="P1"/>
      <text:p text:style-name="P1"><text:a xlink:type="simple" xlink:href="http://www.d20pfsrd.com/magic-items/wondrous-items/wondrous-items/a-b/book-of-the-loremaster" text:style-name="ListLabel_20_1" text:visited-style-name="ListLabel_20_1"><text:span text:style-name="T3">Book of the Loremaster</text:span></text:a> - 3/day +5 to single knowledge check when taking 10 or 20, bards only</text:p>
      <text:p text:style-name="P1"/>
      <text:p text:style-name="P1"><text:a xlink:type="simple" xlink:href="http://www.d20pfsrd.com/magic-items/magic-armor/magic-armor-and-shield-special-abilities/harmonizing" text:style-name="ListLabel_20_1" text:visited-style-name="ListLabel_20_1"><text:span text:style-name="T3">Harmonizing</text:span></text:a> - similar to lingering performance, bonus to perform, penalty to stealth, armor enchant </text:p>
      <text:p text:style-name="P1"/>
      <text:p text:style-name="P1"><text:a xlink:type="simple" xlink:href="http://www.d20pfsrd.com/magic-items/magic-armor/magic-armor-and-shield-special-abilities/rallying" text:style-name="ListLabel_20_1" text:visited-style-name="ListLabel_20_1"><text:span text:style-name="T3">Rallying</text:span></text:a> - Increase morale bonus from ability that grants saves vs fear to +6</text:p>
      <text:p text:style-name="P1"/>
      <text:p text:style-name="P1"><text:a xlink:type="simple" xlink:href="http://www.d20pfsrd.com/magic-items/rings/ring-of-spell-knowledge" text:style-name="ListLabel_20_1" text:visited-style-name="ListLabel_20_1"><text:span text:style-name="T3">Ring of Spell Knowledge</text:span></text:a> - Learn more spells (max level 4) including spells not on your spell list, spontaneous casters only</text:p>
      <text:p text:style-name="P1"/>
      <text:p text:style-name="P1"><text:soft-page-break/><text:a xlink:type="simple" xlink:href="http://www.d20pfsrd.com/magic-items/rings/ring-of-wizardry" text:style-name="ListLabel_20_1" text:visited-style-name="ListLabel_20_1"><text:span text:style-name="T3">Ring of Wizardry</text:span></text:a> - double the class granted spells per day of a given spell level (1-4)</text:p>
      <text:p text:style-name="P1"/>
      <text:p text:style-name="P1"><text:a xlink:type="simple" xlink:href="http://www.d20pfsrd.com/magic-items/wondrous-items/wondrous-items/r-z/tuned-bowstring" text:style-name="ListLabel_20_1" text:visited-style-name="ListLabel_20_1"><text:span text:style-name="T3">Tuned Bowstring</text:span></text:a> - Maintain bardic performance while firing bow, use bow as masterwork instrument, add bow’s enhancement bonus to perform checks</text:p>
      <text:p text:style-name="P1"/>
      <text:p text:style-name="P1"><text:a xlink:type="simple" xlink:href="http://www.d20pfsrd.com/magic-items/wondrous-items/wondrous-items/r-z/scarf-of-the-suggestive-dance" text:style-name="ListLabel_20_1" text:visited-style-name="ListLabel_20_1"><text:span text:style-name="T3">Scarf of the Suggestive Dance</text:span></text:a> - +5 perform dance, +1 dc fascinate and suggestion bardic performances</text:p>
      <text:p text:style-name="P1"/>
      <text:p text:style-name="P1"><text:a xlink:type="simple" xlink:href="http://kahdnd.pbworks.com/w/page/30148074/Strings%20of%20Spell%20Storing" text:style-name="ListLabel_20_1" text:visited-style-name="ListLabel_20_1"><text:span text:style-name="T3">Strings of Spell Storing</text:span></text:a> - similar to Ring of Spell Storing, can store up to 5 levels of spells. <text:s/>DC 15 perform string check allows anyone playing the instrument the strings are equipped to to cast spells out of them. <text:s/>These are a 3.5 item, use with caution, check with your DM beforehand.</text:p>
      <text:p text:style-name="P1"/>
      <text:p text:style-name="P1"><text:a xlink:type="simple" xlink:href="http://www.d20pfsrd.com/magic-items/wondrous-items/wondrous-items/c-d/circlet-of-persuasion" text:style-name="ListLabel_20_1" text:visited-style-name="ListLabel_20_1"><text:span text:style-name="T3">Circlet of Persuasion</text:span></text:a> - +3 to all charisma based skills</text:p>
      <text:p text:style-name="P1"/>
      <text:p text:style-name="P1"><text:a xlink:type="simple" xlink:href="http://www.d20pfsrd.com/magic-items/rods/metamagic-rods/metamagic-extend/" text:style-name="ListLabel_20_1" text:visited-style-name="ListLabel_20_1"><text:span text:style-name="T3">Lesser Metamagic Rod of Extend Spell</text:span></text:a> - Good for many common Bardic buff spells, doubling their duration to last through the whole fight and then some.</text:p>
      <text:p text:style-name="P1"/>
      <text:p text:style-name="P1"><text:span text:style-name="T2">Spells</text:span></text:p>
      <text:p text:style-name="P1"/>
      <text:p text:style-name="P1"><text:a xlink:type="simple" xlink:href="https://www.d20pfsrd.com/magic/all-spells/s/shadowbard/" text:style-name="ListLabel_20_1" text:visited-style-name="ListLabel_20_1"><text:span text:style-name="T3">Shadow Bard</text:span></text:a> - Create an illusion of a bard who performs a bardic performance using your stats. <text:s/>Does not use your rounds of bardic performance.</text:p>
      <text:p text:style-name="P1"/>
      <text:p text:style-name="P1"><text:a xlink:type="simple" xlink:href="http://paizo.com/pathfinderRPG/prd/ultimateMagic/spells/virtuosoPerformance.html" text:style-name="ListLabel_20_1" text:visited-style-name="ListLabel_20_1"><text:span text:style-name="T3">Virtuoso Performance</text:span></text:a> - at cost of 3/1 rounds of bardic performance, maintain two bardic performances at once for duration of spell.</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break-before="auto" fo:break-after="auto"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break-before="auto" fo:break-after="auto"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in" loext:contextual-spacing="false" fo:line-height="100%" fo:keep-together="always" fo:break-before="auto" fo:break-after="auto"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break-before="auto" fo:break-after="auto"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color="#1155cc" fo:font-size="10.5pt" style:text-underline-style="solid" style:text-underline-width="auto" style:text-underline-color="font-color" style:font-size-asian="10.5pt" style:font-size-complex="10.5pt" fo:background-color="#ffffff"/>
    </style:style>
    <style:style style:name="ListLabel_20_3" style:display-name="ListLabel 3" style:family="text">
      <style:text-properties fo:color="#1155cc" style:text-underline-style="solid" style:text-underline-width="auto" style:text-underline-color="font-color" fo:background-color="#fffff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6" meta:paragraph-count="73" meta:word-count="1383" meta:character-count="8354" meta:non-whitespace-character-count="7023"/>
    <meta:generator>LibreOfficeDev/6.0.5.2$Linux_X86_64 LibreOffice_project/</meta:generator>
  </office:meta>
</office:document-meta>
</file>